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3.871cm" presentation:class="title" presentation:user-transformed="true">
          <draw:text-box>
            <text:p><text:span text:style-name="T1">Magyar szövegek adatbázisának kialakítása,</text:span><text:span text:style-name="T1"><text:line-break/></text:span><text:span text:style-name="T1">vizsgálata</text:span></text:p>
          </draw:text-box>
        </draw:frame>
        <draw:frame presentation:style-name="pr2" draw:text-style-name="P2" draw:layer="layout" svg:width="12.699cm" svg:height="9.134cm" svg:x="1.602cm" svg:y="6cm" presentation:class="subtitle" presentation:user-transformed="true">
          <draw:text-box>
            <text:p><text:span text:style-name="T2">Készítette:</text:span></text:p>
            <text:p><text:span text:style-name="T3">Gyúróczki Gergő Viktor</text:span></text:p>
            <text:p><text:span text:style-name="T2">programtervező informatika szakos</text:span></text:p>
            <text:p><text:span text:style-name="T2">hallgató</text:span></text:p>
          </draw:text-box>
        </draw:frame>
        <draw:frame presentation:style-name="pr2" draw:text-style-name="P2" draw:layer="layout" svg:width="12.699cm" svg:height="9.134cm" svg:x="14.301cm" svg:y="6cm">
          <draw:text-box>
            <text:p><text:span text:style-name="T2">Témavezető:</text:span></text:p>
            <text:p><text:span text:style-name="T2"><text:s/></text:span><text:span text:style-name="T3">Dr. Csirik János</text:span></text:p>
            <text:p><text:span text:style-name="T2">professor emeritus</text:span></text:p>
          </draw:text-box>
        </draw:frame>
        <draw:frame presentation:style-name="pr2" draw:text-style-name="P2" draw:layer="layout" svg:width="12.699cm" svg:height="9.134cm" svg:x="8cm" svg:y="9.866cm">
          <draw:text-box>
            <text:p><text:span text:style-name="T2">Szeged</text:span></text:p>
            <text:p><text:span text:style-name="T2">2025</text:span></text:p>
          </draw:text-box>
        </draw:frame>
        <draw:frame presentation:style-name="pr2" draw:text-style-name="P3" draw:layer="layout" svg:width="12.699cm" svg:height="9.134cm" svg:x="8cm" svg:y="-3cm">
          <draw:text-box>
            <text:p><text:span text:style-name="T3">Szegedi Tudományegyetem​</text:span></text:p>
            <text:p><text:span text:style-name="T3">Informatikai Intéz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rtalo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eladatkiírás</text:p>
              </text:list-item>
              <text:list-item>
                <text:p>Adatforrás, feldolgozás</text:p>
              </text:list-item>
              <text:list-item>
                <text:p>Elemzési módszerek</text:p>
              </text:list-item>
              <text:list-item>
                <text:p>Eredmények, érdekességek</text:p>
              </text:list-item>
              <text:list-item>
                <text:p>Potenciális jövőbeli lehetőség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ladatkiírá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“Jelentős számban elérhetőek magyar nyelven irodalmi művek az interneten.<text:line-break/><text:line-break/>A cél ezek adatbázisba foglalása és alapvető nyelvészeti és statisztikai vizsgálatok elvégzése.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atforrás, feldolgozá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8 db irodalom könyv PDF formátumban</text:p>
              </text:list-item>
              <text:list-item>
                <text:p>Könyvek szövegeinek kinyerése / megszerzése</text:p>
              </text:list-item>
              <text:list-item>
                <text:p>Próbálkozások, egyes módszerek hibái</text:p>
              </text:list-item>
              <text:list-item>
                <text:p>Tisztítá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emzési módszere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ő módszer: Magyarlánc</text:p>
              </text:list-item>
              <text:list-item>
                <text:p>Alternatív módszer: CoreNLP (4.3.0-tól)</text:p>
              </text:list-item>
              <text:list-item>
                <text:p>Sebesség, pontossá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redmény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önyvekhez és MNSZ-hez</text:p>
              </text:list-item>
              <text:list-item>
                <text:p>Szófaji eloszlások adatai</text:p>
              </text:list-item>
              <text:list-item>
                <text:p>Egyedi szavak száma</text:p>
              </text:list-item>
              <text:list-item>
                <text:p>Szavak hossza</text:p>
              </text:list-item>
              <text:list-item>
                <text:p>Szavak gyakorisága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Érdekességek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zövegkinyerés folyamata</text:p>
              </text:list-item>
              <text:list-item>
                <text:p>Elemzési folyamat pl. Magyarláncon belül</text:p>
              </text:list-item>
              <text:list-item>
                <text:p>Évfolyamonkénti változásoknak tudatossági kérdése</text:p>
              </text:list-item>
              <text:list-item>
                <text:p>Eredmények vizualizálása pl. szófelhőkk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tenciális jövőbeli lehetőség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Új adathalmazok bevonása</text:p>
              </text:list-item>
              <text:list-item>
                <text:p>Meglévő halmaz pontosságának növelése</text:p>
              </text:list-item>
              <text:list-item>
                <text:p>Más paraméterek elemzése</text:p>
              </text:list-item>
              <text:list-item>
                <text:p>Magyarlánc fejlesztések (sebesség, NER)</text:p>
              </text:list-item>
              <text:list-item>
                <text:p>Új vizualizációs módo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5">Köszönöm szépen a figyelmet!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6T20:27:45.218966300</meta:creation-date>
    <dc:date>2025-06-19T19:25:20.519601613</dc:date>
    <meta:editing-duration>PT4H52M35S</meta:editing-duration>
    <meta:editing-cycles>39</meta:editing-cycles>
    <meta:generator>LibreOffice/25.2.3.2$Linux_X86_64 LibreOffice_project/520$Build-2</meta:generator>
    <meta:document-statistic meta:object-count="60"/>
  </office:meta>
</office:document-meta>
</file>